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Diamond.xml" manifest:media-type="text/xml"/>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automatic-styles>
    <style:style style:name="P1" style:family="paragraph" style:parent-style-name="Heading">
      <style:text-properties officeooo:paragraph-rsid="0017e389"/>
    </style:style>
    <style:style style:name="P2" style:family="paragraph" style:parent-style-name="pragma">
      <style:text-properties officeooo:paragraph-rsid="0017e389"/>
    </style:style>
    <style:style style:name="P3" style:family="paragraph" style:parent-style-name="pragma">
      <style:text-properties officeooo:paragraph-rsid="001f9f87"/>
    </style:style>
    <style:style style:name="P4" style:family="paragraph" style:parent-style-name="pragma">
      <style:text-properties officeooo:paragraph-rsid="002e0b5c"/>
    </style:style>
    <style:style style:name="P5" style:family="paragraph" style:parent-style-name="pragma">
      <style:text-properties officeooo:rsid="001e2013" officeooo:paragraph-rsid="002ef00d"/>
    </style:style>
    <style:style style:name="P6" style:family="paragraph" style:parent-style-name="pragma">
      <style:text-properties officeooo:paragraph-rsid="0038fc39"/>
    </style:style>
    <style:style style:name="P7" style:family="paragraph" style:parent-style-name="Normal">
      <style:text-properties officeooo:rsid="0022b88c" officeooo:paragraph-rsid="0022b88c"/>
    </style:style>
    <style:style style:name="P8" style:family="paragraph" style:parent-style-name="Normal">
      <style:text-properties officeooo:rsid="00214034" officeooo:paragraph-rsid="002c8df7"/>
    </style:style>
    <style:style style:name="P9" style:family="paragraph" style:parent-style-name="Normal">
      <style:text-properties officeooo:paragraph-rsid="002e0b5c"/>
    </style:style>
    <style:style style:name="P10" style:family="paragraph" style:parent-style-name="Normal">
      <style:text-properties officeooo:rsid="00325677" officeooo:paragraph-rsid="00325677"/>
    </style:style>
    <style:style style:name="P11" style:family="paragraph" style:parent-style-name="Normal">
      <style:text-properties officeooo:rsid="0044b5cd" officeooo:paragraph-rsid="0044b5cd"/>
    </style:style>
    <style:style style:name="P12" style:family="paragraph" style:parent-style-name="Normal">
      <style:text-properties officeooo:rsid="0049d072" officeooo:paragraph-rsid="0049d072"/>
    </style:style>
    <style:style style:name="P13" style:family="paragraph" style:parent-style-name="Normal">
      <style:text-properties officeooo:rsid="00559669" officeooo:paragraph-rsid="00559669"/>
    </style:style>
    <style:style style:name="P14" style:family="paragraph" style:parent-style-name="Normal">
      <style:text-properties officeooo:rsid="003f44b2" officeooo:paragraph-rsid="003f44b2"/>
    </style:style>
    <style:style style:name="P15" style:family="paragraph" style:parent-style-name="Normal">
      <style:text-properties officeooo:rsid="003f44b2" officeooo:paragraph-rsid="0071c169"/>
    </style:style>
    <style:style style:name="P16" style:family="paragraph" style:parent-style-name="Normal">
      <style:text-properties officeooo:rsid="001e2013" officeooo:paragraph-rsid="001e2013"/>
    </style:style>
    <style:style style:name="P17" style:family="paragraph" style:parent-style-name="Normal">
      <style:text-properties officeooo:rsid="008706ff"/>
    </style:style>
    <style:style style:name="P18" style:family="paragraph" style:parent-style-name="Normal">
      <style:text-properties officeooo:paragraph-rsid="009ec5f3"/>
    </style:style>
    <style:style style:name="P19" style:family="paragraph" style:parent-style-name="Normal">
      <style:text-properties officeooo:paragraph-rsid="004ded91"/>
    </style:style>
    <style:style style:name="P20" style:family="paragraph" style:parent-style-name="Normal">
      <style:text-properties officeooo:paragraph-rsid="00a1e0c6"/>
    </style:style>
    <style:style style:name="P21" style:family="paragraph" style:parent-style-name="Normal">
      <style:text-properties officeooo:paragraph-rsid="00535c87"/>
    </style:style>
    <style:style style:name="P22" style:family="paragraph" style:parent-style-name="Normal">
      <style:text-properties officeooo:rsid="001f9f87" officeooo:paragraph-rsid="00a66052"/>
    </style:style>
    <style:style style:name="P23" style:family="paragraph" style:parent-style-name="chapeau">
      <style:text-properties officeooo:paragraph-rsid="0017e389"/>
    </style:style>
    <style:style style:name="P24" style:family="paragraph" style:parent-style-name="code">
      <style:text-properties officeooo:paragraph-rsid="0031c941"/>
    </style:style>
    <style:style style:name="P25" style:family="paragraph" style:parent-style-name="code">
      <style:text-properties officeooo:paragraph-rsid="00488418"/>
    </style:style>
    <style:style style:name="P26" style:family="paragraph" style:parent-style-name="code">
      <style:text-properties officeooo:paragraph-rsid="0073cb0e"/>
    </style:style>
    <style:style style:name="P27" style:family="paragraph" style:parent-style-name="code">
      <style:text-properties officeooo:paragraph-rsid="00747198"/>
    </style:style>
    <style:style style:name="P28" style:family="paragraph" style:parent-style-name="code">
      <style:text-properties officeooo:paragraph-rsid="00838099"/>
    </style:style>
    <style:style style:name="P29" style:family="paragraph" style:parent-style-name="code">
      <style:text-properties officeooo:paragraph-rsid="0091f9c9"/>
    </style:style>
    <style:style style:name="P30" style:family="paragraph" style:parent-style-name="console">
      <style:text-properties officeooo:rsid="0022b88c" officeooo:paragraph-rsid="002c8df7"/>
    </style:style>
    <style:style style:name="P31" style:family="paragraph" style:parent-style-name="console">
      <style:text-properties officeooo:paragraph-rsid="006ab32e"/>
    </style:style>
    <style:style style:name="P32" style:family="paragraph" style:parent-style-name="console">
      <style:text-properties officeooo:paragraph-rsid="006d6273"/>
    </style:style>
    <style:style style:name="P33" style:family="paragraph" style:parent-style-name="console">
      <style:text-properties officeooo:paragraph-rsid="006f543f"/>
    </style:style>
    <style:style style:name="P34" style:family="paragraph" style:parent-style-name="console">
      <style:text-properties officeooo:paragraph-rsid="00710503"/>
    </style:style>
    <style:style style:name="P35" style:family="paragraph" style:parent-style-name="console">
      <style:text-properties officeooo:paragraph-rsid="0071c169"/>
    </style:style>
    <style:style style:name="P36" style:family="paragraph" style:parent-style-name="console">
      <style:text-properties officeooo:paragraph-rsid="0078bbe0"/>
    </style:style>
    <style:style style:name="P37" style:family="paragraph" style:parent-style-name="Heading_20_3">
      <style:text-properties officeooo:rsid="001be403" officeooo:paragraph-rsid="0017e389"/>
    </style:style>
    <style:style style:name="P38" style:family="paragraph" style:parent-style-name="Signature">
      <style:text-properties officeooo:rsid="001997a2" officeooo:paragraph-rsid="001997a2"/>
    </style:style>
    <style:style style:name="P39" style:family="paragraph" style:parent-style-name="Heading_20_1">
      <style:text-properties officeooo:paragraph-rsid="0017e389"/>
    </style:style>
    <style:style style:name="P40" style:family="paragraph" style:parent-style-name="Heading_20_1">
      <style:text-properties officeooo:paragraph-rsid="001f9f87"/>
    </style:style>
    <style:style style:name="P41" style:family="paragraph" style:parent-style-name="Heading_20_1">
      <style:text-properties officeooo:paragraph-rsid="0028814b"/>
    </style:style>
    <style:style style:name="P42" style:family="paragraph" style:parent-style-name="Heading_20_1">
      <style:text-properties officeooo:paragraph-rsid="003c589b"/>
    </style:style>
    <style:style style:name="P43" style:family="paragraph" style:parent-style-name="Heading_20_1">
      <style:text-properties officeooo:paragraph-rsid="00426aec"/>
    </style:style>
    <style:style style:name="P44" style:family="paragraph" style:parent-style-name="Heading_20_1">
      <style:text-properties officeooo:paragraph-rsid="004ded91"/>
    </style:style>
    <style:style style:name="P45" style:family="paragraph" style:parent-style-name="Heading_20_1">
      <style:text-properties officeooo:paragraph-rsid="0051de48"/>
    </style:style>
    <style:style style:name="T1" style:family="text">
      <style:text-properties officeooo:rsid="001be403"/>
    </style:style>
    <style:style style:name="T2" style:family="text">
      <style:text-properties officeooo:rsid="001997a2"/>
    </style:style>
    <style:style style:name="T3" style:family="text">
      <style:text-properties officeooo:rsid="001b6f36"/>
    </style:style>
    <style:style style:name="T4" style:family="text">
      <style:text-properties officeooo:rsid="001d54cc"/>
    </style:style>
    <style:style style:name="T5" style:family="text">
      <style:text-properties officeooo:rsid="001f9f87"/>
    </style:style>
    <style:style style:name="T6" style:family="text">
      <style:text-properties officeooo:rsid="00214034"/>
    </style:style>
    <style:style style:name="T7" style:family="text">
      <style:text-properties officeooo:rsid="0022b88c"/>
    </style:style>
    <style:style style:name="T8" style:family="text">
      <style:text-properties style:text-underline-style="solid" style:text-underline-width="auto" style:text-underline-color="font-color"/>
    </style:style>
    <style:style style:name="T9" style:family="text">
      <style:text-properties officeooo:rsid="00360a13"/>
    </style:style>
    <style:style style:name="T10" style:family="text">
      <style:text-properties officeooo:rsid="00ae2c28"/>
    </style:style>
    <style:style style:name="T11" style:family="text">
      <style:text-properties officeooo:rsid="00367fef"/>
    </style:style>
    <style:style style:name="T12" style:family="text">
      <style:text-properties officeooo:rsid="0036e37f"/>
    </style:style>
    <style:style style:name="T13" style:family="text">
      <style:text-properties officeooo:rsid="00256376"/>
    </style:style>
    <style:style style:name="T14" style:family="text">
      <style:text-properties officeooo:rsid="0087495e"/>
    </style:style>
    <style:style style:name="T15" style:family="text">
      <style:text-properties officeooo:rsid="008986fc"/>
    </style:style>
    <style:style style:name="T16" style:family="text">
      <style:text-properties officeooo:rsid="0023073d"/>
    </style:style>
    <style:style style:name="T17" style:family="text">
      <style:text-properties officeooo:rsid="00178b51"/>
    </style:style>
    <style:style style:name="T18" style:family="text">
      <style:text-properties officeooo:rsid="0023ae11"/>
    </style:style>
    <style:style style:name="T19" style:family="text">
      <style:text-properties officeooo:rsid="003e49f7"/>
    </style:style>
    <style:style style:name="T20" style:family="text">
      <style:text-properties officeooo:rsid="003957a2"/>
    </style:style>
    <style:style style:name="T21" style:family="text">
      <style:text-properties officeooo:rsid="006bcc6b"/>
    </style:style>
    <style:style style:name="T22" style:family="text">
      <style:text-properties officeooo:rsid="00299c74"/>
    </style:style>
    <style:style style:name="T23" style:family="text">
      <style:text-properties officeooo:rsid="002aac3d"/>
    </style:style>
    <style:style style:name="T24" style:family="text">
      <style:text-properties officeooo:rsid="002c8df7"/>
    </style:style>
    <style:style style:name="T25" style:family="text">
      <style:text-properties officeooo:rsid="002e0b5c"/>
    </style:style>
    <style:style style:name="T26" style:family="text">
      <style:text-properties officeooo:rsid="002ef00d"/>
    </style:style>
    <style:style style:name="T27" style:family="text">
      <style:text-properties officeooo:rsid="0030d38a"/>
    </style:style>
    <style:style style:name="T28" style:family="text">
      <style:text-properties officeooo:rsid="0031c941"/>
    </style:style>
    <style:style style:name="T29" style:family="text">
      <style:text-properties officeooo:rsid="00325677"/>
    </style:style>
    <style:style style:name="T30" style:family="text">
      <style:text-properties officeooo:rsid="00355a9d"/>
    </style:style>
    <style:style style:name="T31" style:family="text">
      <style:text-properties officeooo:rsid="00372a61"/>
    </style:style>
    <style:style style:name="T32" style:family="text">
      <style:text-properties officeooo:rsid="003a35dc"/>
    </style:style>
    <style:style style:name="T33" style:family="text">
      <style:text-properties officeooo:rsid="003c589b"/>
    </style:style>
    <style:style style:name="T34" style:family="text">
      <style:text-properties officeooo:rsid="0077953b"/>
    </style:style>
    <style:style style:name="T35" style:family="text">
      <style:text-properties officeooo:rsid="0095c0f2"/>
    </style:style>
    <style:style style:name="T36" style:family="text">
      <style:text-properties officeooo:rsid="0050712c"/>
    </style:style>
    <style:style style:name="T37" style:family="text">
      <style:text-properties officeooo:rsid="0051905d"/>
    </style:style>
    <style:style style:name="T38" style:family="text">
      <style:text-properties officeooo:rsid="0062cc89"/>
    </style:style>
    <style:style style:name="T39" style:family="text">
      <style:text-properties officeooo:rsid="009766d5"/>
    </style:style>
    <style:style style:name="T40" style:family="text">
      <style:text-properties officeooo:rsid="009505ba"/>
    </style:style>
    <style:style style:name="T41" style:family="text">
      <style:text-properties officeooo:rsid="0077e9b8"/>
    </style:style>
    <style:style style:name="T42" style:family="text">
      <style:text-properties officeooo:rsid="0064e710"/>
    </style:style>
    <style:style style:name="T43" style:family="text">
      <style:text-properties officeooo:rsid="00426aec"/>
    </style:style>
    <style:style style:name="T44" style:family="text">
      <style:text-properties officeooo:rsid="0033a3e0"/>
    </style:style>
    <style:style style:name="T45" style:family="text">
      <style:text-properties fo:color="#ffffff" style:font-name="Courier New" fo:font-size="8pt" fo:background-color="transparent" loext:char-shading-value="0"/>
    </style:style>
    <style:style style:name="T46" style:family="text">
      <style:text-properties fo:color="#ffffff" style:font-name="Courier New" fo:font-size="8pt" officeooo:rsid="0062cc89" fo:background-color="transparent" loext:char-shading-value="0"/>
    </style:style>
    <style:style style:name="T47" style:family="text">
      <style:text-properties fo:background-color="transparent" loext:char-shading-value="0"/>
    </style:style>
    <style:style style:name="T48" style:family="text">
      <style:text-properties officeooo:rsid="0062cc89" fo:background-color="transparent" loext:char-shading-value="0"/>
    </style:style>
    <style:style style:name="T49" style:family="text">
      <style:text-properties officeooo:rsid="0044b5cd"/>
    </style:style>
    <style:style style:name="T50" style:family="text">
      <style:text-properties officeooo:rsid="00545256"/>
    </style:style>
    <style:style style:name="T51" style:family="text">
      <style:text-properties officeooo:rsid="0044e66e"/>
    </style:style>
    <style:style style:name="T52" style:family="text">
      <style:text-properties officeooo:rsid="0046f7c0"/>
    </style:style>
    <style:style style:name="T53" style:family="text">
      <style:text-properties officeooo:rsid="00488418"/>
    </style:style>
    <style:style style:name="T54" style:family="text">
      <style:text-properties officeooo:rsid="004af98d"/>
    </style:style>
    <style:style style:name="T55" style:family="text">
      <style:text-properties officeooo:rsid="004ded91"/>
    </style:style>
    <style:style style:name="T56" style:family="text">
      <style:text-properties officeooo:rsid="0051de48"/>
    </style:style>
    <style:style style:name="T57" style:family="text">
      <style:text-properties officeooo:rsid="009caf98"/>
    </style:style>
    <style:style style:name="T58" style:family="text">
      <style:text-properties officeooo:rsid="0012719d"/>
    </style:style>
    <style:style style:name="T59" style:family="text">
      <style:text-properties officeooo:rsid="00627c09"/>
    </style:style>
    <style:style style:name="T60" style:family="text">
      <style:text-properties officeooo:rsid="0067b127"/>
    </style:style>
    <style:style style:name="T61" style:family="text">
      <style:text-properties officeooo:rsid="006ab32e"/>
    </style:style>
    <style:style style:name="T62" style:family="text">
      <style:text-properties officeooo:rsid="006b0a82"/>
    </style:style>
    <style:style style:name="T63" style:family="text">
      <style:text-properties officeooo:rsid="006d6273"/>
    </style:style>
    <style:style style:name="T64" style:family="text">
      <style:text-properties officeooo:rsid="006ed09a"/>
    </style:style>
    <style:style style:name="T65" style:family="text">
      <style:text-properties officeooo:rsid="006f543f"/>
    </style:style>
    <style:style style:name="T66" style:family="text">
      <style:text-properties officeooo:rsid="00710503"/>
    </style:style>
    <style:style style:name="T67" style:family="text">
      <style:text-properties officeooo:rsid="0071b962"/>
    </style:style>
    <style:style style:name="T68" style:family="text">
      <style:text-properties officeooo:rsid="0071c169"/>
    </style:style>
    <style:style style:name="T69" style:family="text">
      <style:text-properties officeooo:rsid="0073cb0e"/>
    </style:style>
    <style:style style:name="T70" style:family="text">
      <style:text-properties officeooo:rsid="00747198"/>
    </style:style>
    <style:style style:name="T71" style:family="text">
      <style:text-properties officeooo:rsid="0075f33e"/>
    </style:style>
    <style:style style:name="T72" style:family="text">
      <style:text-properties officeooo:rsid="001d2b29"/>
    </style:style>
    <style:style style:name="T73" style:family="text">
      <style:text-properties officeooo:rsid="008511f4"/>
    </style:style>
    <style:style style:name="T74" style:family="text">
      <style:text-properties officeooo:rsid="007969ec"/>
    </style:style>
    <style:style style:name="T75" style:family="text">
      <style:text-properties officeooo:rsid="007f1ba6"/>
    </style:style>
    <style:style style:name="T76" style:family="text">
      <style:text-properties officeooo:rsid="00809f6f"/>
    </style:style>
    <style:style style:name="T77" style:family="text">
      <style:text-properties officeooo:rsid="00814b33"/>
    </style:style>
    <style:style style:name="T78" style:family="text">
      <style:text-properties officeooo:rsid="00838099"/>
    </style:style>
    <style:style style:name="T79" style:family="text">
      <style:text-properties officeooo:rsid="0085a2a8"/>
    </style:style>
    <style:style style:name="T80" style:family="text">
      <style:text-properties officeooo:rsid="008706ff"/>
    </style:style>
    <style:style style:name="T81" style:family="text">
      <style:text-properties officeooo:rsid="0087e74f"/>
    </style:style>
    <style:style style:name="T82" style:family="text">
      <style:text-properties officeooo:rsid="008b370d"/>
    </style:style>
    <style:style style:name="T83" style:family="text">
      <style:text-properties officeooo:rsid="008c273e"/>
    </style:style>
    <style:style style:name="T84" style:family="text">
      <style:text-properties officeooo:rsid="008e7e92"/>
    </style:style>
    <style:style style:name="T85" style:family="text">
      <style:text-properties officeooo:rsid="0098be9b"/>
    </style:style>
    <style:style style:name="T86" style:family="text">
      <style:text-properties officeooo:rsid="009d7f6b"/>
    </style:style>
    <style:style style:name="T87" style:family="text">
      <style:text-properties officeooo:rsid="009ec5f3"/>
    </style:style>
    <style:style style:name="T88" style:family="text">
      <style:text-properties officeooo:rsid="00a1b639"/>
    </style:style>
    <style:style style:name="T89" style:family="text">
      <style:text-properties officeooo:rsid="00535c87"/>
    </style:style>
    <style:style style:name="T90" style:family="text">
      <style:text-properties officeooo:rsid="00a1e0c6"/>
    </style:style>
    <style:style style:name="T91" style:family="text">
      <style:text-properties officeooo:rsid="00a66052"/>
    </style:style>
    <style:style style:name="T92" style:family="text">
      <style:text-properties officeooo:rsid="00a6f66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Créer sa station météo</text:span> <text:span text:style-name="T2">à l’aide du Raspberry Pi et de son écran 3.5’’</text:span></text:p>
      <text:p text:style-name="P38">Sébastien Colas</text:p>
      <text:p text:style-name="P23"><text:span text:style-name="T3">De nombreux projets vous permettent aujourd’hui de transformer votre Raspberry Pi en station météo. Dans ce tutoriel, nous allons voir que développer sa propre station météo from scratch n’est pas si compliqué</text:span>. <text:s/></text:p>
      <text:h text:style-name="P39" text:outline-level="1"><text:span text:style-name="T1">Étape </text:span>1 : <text:span text:style-name="T4">Installer le Raspberry Pi et son écran LCD 3.5’’</text:span></text:h>
      <text:p text:style-name="P5">/// Fig.<text:span text:style-name="T5">1</text:span> : <text:span text:style-name="T26">photo_station_meteo.jpg ///</text:span></text:p>
      <text:p text:style-name="P16"><text:span text:style-name="T75">Lors de ce tutoriel, n</text:span>ous allons supposer que votre Raspberry Pi ainsi que son écran LCD 3.5’’ <text:span text:style-name="T75">sont</text:span> déjà correctement installé<text:span text:style-name="T75">s</text:span>. Si tel n’<text:span text:style-name="T86">est</text:span> pas le cas, je vous invite à lire l’article « Mise en œuvre d’un <text:span text:style-name="T86">écran</text:span> TFT <text:span text:style-name="T86">tactile</text:span> sur votre Raspberry Pi de première génération » de <text:span text:style-name="italic">Linux Pratique n°105</text:span>. <text:span text:style-name="T71">Voici tout de même l’installation simplifiée :</text:span></text:p>
      <text:p text:style-name="console">wget <text:span text:style-name="T72">http://www.waveshare.com/w/upload/0/00/LCD-show-170703.tar.gz</text:span></text:p>
      <text:p text:style-name="console">gunzip LCD-sh<text:span text:style-name="T73">o</text:span>w-170703.tar.gz</text:p>
      <text:p text:style-name="console">tar -xvf <text:s/>LCD-sh<text:span text:style-name="T73">o</text:span>w-170703.tar</text:p>
      <text:p text:style-name="console">cd LCD-show</text:p>
      <text:p text:style-name="console">./LCD35-show 90</text:p>
      <text:h text:style-name="P40" text:outline-level="1"><text:span text:style-name="T1">Étape 2</text:span> : <text:span text:style-name="T5">Réfléchir son architecture</text:span></text:h>
      <text:p text:style-name="P3">/// Fig.<text:span text:style-name="T26">2</text:span> : <text:span text:style-name="T6">meteo.png ///</text:span></text:p>
      <text:p text:style-name="P22">Pour une station météo, les données essentiel<text:span text:style-name="T77">le</text:span>s sont : les prévisions météorologiques ainsi que l<text:span text:style-name="T76">a</text:span> température <text:span text:style-name="T76">et l’humidité</text:span> extérieure.Les prévisions météorologiques seront téléchargées du site OpenWeatherMap. La température extérieure sera mesurée par un capteur Bluetooth BeeWi-BBW200. <text:span text:style-name="T91">Ce capteur a été choisi car la communauté open source a développé une librairie d’accès python et que c’est un produit Français facile à trouver.</text:span> Toutes les données seront stockées dans une base de donnée<text:span text:style-name="T86">s</text:span> MySQL/MariaDB. <text:span text:style-name="T91">(La base de donnée utilisé sera MariaDB mais certains packages continuent à porter le nom MySQL)</text:span></text:p>
      <text:h text:style-name="P39" text:outline-level="1"><text:span text:style-name="T1">Étape 3</text:span> : <text:span text:style-name="T7">Créer le projet</text:span></text:h>
      <text:p text:style-name="P7"><text:span text:style-name="T9">La première chose à faire est de créer le répertoire qui accueillera notre projet</text:span> :</text:p>
      <text:p text:style-name="console">mkdir ~/meteo<text:line-break/>cd ~/meteo</text:p>
      <text:p text:style-name="Normal"><text:span text:style-name="T10">Créons maintenant notre fichier de configuration</text:span> <text:span text:style-name="code_5f_par">meteo.ini</text:span> :</text:p>
      <text:p text:style-name="code">[display]</text:p>
      <text:p text:style-name="code">dimension <text:s text:c="3"/>= 320,480</text:p>
      <text:p text:style-name="code">fullscreen <text:s text:c="2"/>= <text:span text:style-name="T67">true</text:span></text:p>
      <text:p text:style-name="P26">refresh <text:s text:c="5"/>= 60<text:line-break/><text:span text:style-name="T69">font <text:s text:c="8"/>= /home/pi/meteo/fonts/MeteoFont.ttf<text:line-break/>img_dir <text:s text:c="5"/>= /home/pi/meteo/img/</text:span></text:p>
      <text:p text:style-name="code"/>
      <text:p text:style-name="code">[mysql]</text:p>
      <text:p text:style-name="code">user <text:s text:c="7"/>= meteo</text:p>
      <text:p text:style-name="code">database <text:s text:c="3"/>= meteo</text:p>
      <text:p text:style-name="code">password <text:s text:c="3"/>= meteo</text:p>
      <text:p text:style-name="code">location <text:s text:c="3"/>= <text:span text:style-name="T9">localhost</text:span> </text:p>
      <text:p text:style-name="code"/>
      <text:p text:style-name="code">[sensor_0]</text:p>
      <text:p text:style-name="code">type <text:s text:c="11"/>= BeeWi</text:p>
      <text:p text:style-name="code">UUID <text:s text:c="11"/>= a8b3fb43-4834-4051-89d0-3de95cddd318</text:p>
      <text:p text:style-name="code">MAC_ADDRESS <text:s text:c="4"/>= <text:span text:style-name="T11">XX:XX:XX:XX:XX:XX</text:span></text:p>
      <text:p text:style-name="code">retry <text:s text:c="10"/>= 5</text:p>
      <text:p text:style-name="code"/>
      <text:p text:style-name="code"><text:bookmark-start text:name="__DdeLink__585_1546627222"/>[openweathermap]</text:p>
      <text:p text:style-name="code">url <text:s text:c="4"/>= http://api.openweathermap.org/data/2.5/forecast</text:p>
      <text:p text:style-name="code">APPID <text:s text:c="2"/>= XXXXXXXXXXXXXXXXXXXXXXXXXXXXXXXX</text:p>
      <text:p text:style-name="code">id <text:s text:c="5"/>= <text:span text:style-name="T12">XXXXXXX</text:span></text:p>
      <text:p text:style-name="code"><text:soft-page-break/>units <text:s text:c="2"/>= metric<text:bookmark-end text:name="__DdeLink__585_1546627222"/></text:p>
      <text:p text:style-name="code"/>
      <text:p text:style-name="code">[translation]</text:p>
      <text:p text:style-name="code">days <text:s text:c="3"/>= LUNDI,MARDI,MERCREDI,JEUDI,VENDREDI,SAMEDI,DIMANCHE</text:p>
      <text:p text:style-name="P8"><text:span text:style-name="T24">U</text:span>n certain nombre de <text:span text:style-name="T86">paquets</text:span> sera utilisé pour réaliser ce projet :</text:p>
      <text:p text:style-name="P30"><text:span text:style-name="T6">sudo </text:span>aptitude update<text:line-break/><text:span text:style-name="T6">sudo </text:span>aptitude -<text:span text:style-name="T60">y </text:span>upgrade<text:line-break/><text:span text:style-name="T6">sudo aptitude -y install mysql-server mysql-client python3-mysql.connector<text:line-break/>sudo pip3 install pexpect nose pygatt</text:span></text:p>
      <text:h text:style-name="P39" text:outline-level="1"><text:span text:style-name="T1">Étape 4</text:span> : <text:span text:style-name="T13">Configurer MySQL/MariaDB</text:span></text:h>
      <text:p text:style-name="P4">/// Fig.<text:span text:style-name="T30">3</text:span> : database_tables_openweathermap.png <text:span text:style-name="T6">///</text:span></text:p>
      <text:p text:style-name="P4">/// Fig.<text:span text:style-name="T30">4</text:span> : database_tables_sensor_data.png<text:span text:style-name="T6"> ///</text:span></text:p>
      <text:p text:style-name="Normal">Pour stocker les informations, nous allons créer 2 tables : <text:span text:style-name="code_5f_par">openweathermap</text:span> et <text:span text:style-name="code_5f_par">sensor_data</text:span> qui nous permettrons de stocker les prévision<text:span text:style-name="T86">s</text:span> météo OpenWeatherMap et le relevé des températures.</text:p>
      <text:p text:style-name="Normal">Arrêt du service :</text:p>
      <text:p text:style-name="console"><text:span text:style-name="T14">sudo </text:span>systemctl stop mysql</text:p>
      <text:p text:style-name="Normal">Création du script de <text:span text:style-name="T78">changement de mot de pass</text:span>e <text:span text:style-name="code_5f_par">meteo.passwd.sql</text:span> :</text:p>
      <text:p text:style-name="code">ALTER USER 'root'@'localhost' = PASSWORD('Secret')</text:p>
      <text:p text:style-name="Normal"><text:span text:style-name="T16">Configuration du mot de passe root pour MySQL/MariaDB</text:span> :</text:p>
      <text:p text:style-name="console"><text:span text:style-name="T14">sudo </text:span>mysqld --init-file=/<text:span text:style-name="T15">home/pi/meteo/meteo.passwd.</text:span>sql &amp;</text:p>
      <text:p text:style-name="Normal">Création du script de <text:span text:style-name="T27">création de la base de données, des tables ainsi que de l’utilisateur </text:span><text:span text:style-name="code_5f_par">meteo.database.sql</text:span> :</text:p>
      <text:p text:style-name="code">CREATE DATABASE meteo;</text:p>
      <text:p text:style-name="code"/>
      <text:p text:style-name="P28">CREATE USER 'meteo'@'%' IDENTIFIED BY 'meteo';</text:p>
      <text:p text:style-name="P28">GRANT ALL PRIVILEGES <text:span text:style-name="T17">ON meteo.* TO 'meteo'@'%';</text:span></text:p>
      <text:p text:style-name="code">FLUSH PRIVILEGES;</text:p>
      <text:p text:style-name="P24"/>
      <text:p text:style-name="P24">CREATE TABLE <text:span text:style-name="T28">meteo.</text:span>openweathermap (</text:p>
      <text:p text:style-name="P29"><text:s text:c="2"/>date timestamp NOT NULL DEFAULT CURRENT_TIMESTAMP,</text:p>
      <text:p text:style-name="P29"><text:s text:c="2"/>temperature decimal(3,1) DEFAULT NULL,</text:p>
      <text:p text:style-name="P29"><text:s text:c="2"/>pressure decimal(6,2) DEFAULT NULL,</text:p>
      <text:p text:style-name="P29"><text:s text:c="2"/>humidity decimal(3,0) DEFAULT NULL,</text:p>
      <text:p text:style-name="P29"><text:s text:c="2"/>icon char(3) DEFAULT NULL,</text:p>
      <text:p text:style-name="P29"><text:s text:c="2"/>PRIMARY KEY (date)</text:p>
      <text:p text:style-name="code">);</text:p>
      <text:p text:style-name="code"/>
      <text:p text:style-name="P29">CREATE TABLE <text:span text:style-name="T28">meteo.</text:span>sensor_data (</text:p>
      <text:p text:style-name="P29"><text:s text:c="2"/>sensor_id tinyint(3) unsigned NOT NULL,</text:p>
      <text:p text:style-name="P29"><text:s text:c="2"/>date timestamp NOT NULL DEFAULT CURRENT_TIMESTAMP,</text:p>
      <text:p text:style-name="P29"><text:s text:c="2"/>temperature decimal(3,1) DEFAULT NULL,</text:p>
      <text:p text:style-name="P29"><text:s text:c="2"/>humidity decimal(3,0) DEFAULT NULL,</text:p>
      <text:p text:style-name="P29"><text:s text:c="2"/>battery decimal(3,0) DEFAULT NULL,</text:p>
      <text:p text:style-name="P29"><text:s text:c="2"/>PRIMARY KEY (sensor_id,date)</text:p>
      <text:p text:style-name="code">);</text:p>
      <text:p text:style-name="P10">Exécutons maintenant le script dans la base de donnée<text:span text:style-name="T87">s</text:span> MySQL/<text:span text:style-name="T79">MariaDB</text:span> :</text:p>
      <text:p text:style-name="console"><text:span text:style-name="T15">sudo </text:span>mysql -uroot -pSecret <text:span text:style-name="T29">&lt;</text:span> <text:span text:style-name="T18">meteo.</text:span>database.sql</text:p>
      <text:h text:style-name="P41" text:outline-level="1"><text:span text:style-name="T1">Étape 5</text:span> : <text:span text:style-name="T22">Accéder aux informations</text:span> OpenWeatherMap</text:h>
      <text:p text:style-name="P6">/// Fig.<text:span text:style-name="T30">5</text:span> : OpenWeaterMap.png<text:span text:style-name="T6"> ///</text:span></text:p>
      <text:p text:style-name="P6">/// Fig.<text:span text:style-name="T31">6</text:span> : <text:span text:style-name="T32">previsions</text:span>.png<text:span text:style-name="T6"> ///</text:span></text:p>
      <text:p text:style-name="P17">Téléchargeons la liste de villes :</text:p>
      <text:p text:style-name="console"><text:span text:style-name="T20">wget </text:span>http://bulk.openweathermap.org/sample/city.list.json.gz</text:p>
      <text:p text:style-name="Normal">Extra<text:span text:style-name="T80">yons</text:span> le fichier et <text:span text:style-name="T80">récupérons</text:span> le numéro de se ville <text:span text:style-name="T19">(id)</text:span>.</text:p>
      <text:p text:style-name="P36">gunzip city.list.json.gz<text:line-break/>vi city.list.json</text:p>
      <text:p text:style-name="P9">Par exemple l’id <text:span text:style-name="T19">de </text:span>Vernon dans le 27 : <text:span text:style-name="code_5f_par">6453910</text:span>.</text:p>
      <text:p text:style-name="code"><text:s text:c="2"/>{</text:p>
      <text:p text:style-name="code"><text:s text:c="4"/>"id": <text:bookmark-start text:name="__DdeLink__1742_323637014"/><text:span text:style-name="T47">6453910</text:span><text:bookmark-end text:name="__DdeLink__1742_323637014"/>,</text:p>
      <text:p text:style-name="code"><text:soft-page-break/><text:s text:c="4"/>"name": "Vernon",</text:p>
      <text:p text:style-name="code"><text:s text:c="4"/>"country": "FR",</text:p>
      <text:p text:style-name="code"><text:s text:c="4"/>"coord": {</text:p>
      <text:p text:style-name="code"><text:s text:c="6"/>"lon": 1.48333,</text:p>
      <text:p text:style-name="code"><text:s text:c="6"/>"lat": 49.083328</text:p>
      <text:p text:style-name="code"><text:s text:c="4"/>}</text:p>
      <text:p text:style-name="code"><text:s text:c="2"/>},</text:p>
      <text:p text:style-name="Normal">Pour pouvoir utiliser le service OpenWeatherMap, il faut nous enregistrer pour récupérer une clef <text:span text:style-name="T23">d’accès</text:span> APPID : <text:span text:style-name="url">https://home.openweathermap.org/users/sign_up</text:span>.</text:p>
      <text:p text:style-name="Normal">Avant d’aller plus loin, on teste que tout fonctionne bien en tapant l’<text:span text:style-name="T87">URL</text:span> dans son navigateur :</text:p>
      <text:p text:style-name="code">http://api.openweathermap.org/data/2.5/forecast?id=xxxxx&amp;APPID=xxxxxxxxxxxxxxxxxxxxxx<text:span text:style-name="T21">&amp;units=metric</text:span></text:p>
      <text:p text:style-name="P18">Il faut bien sûr saisir l’id et l’APPID correctement.</text:p>
      <text:p text:style-name="P18">Les donnée<text:span text:style-name="T25">s</text:span> qui nous intéresseront pour ce projet sont :</text:p>
      <text:p text:style-name="P18"><text:span text:style-name="T87">- l</text:span>a température (<text:span text:style-name="code_5f_par">list[0].main.temp</text:span>) ;</text:p>
      <text:p text:style-name="P18"><text:span text:style-name="T87">- l</text:span>a pression atmosphérique (<text:span text:style-name="code_5f_par">list[0].main.pressure</text:span>) ;</text:p>
      <text:p text:style-name="Normal">- <text:span text:style-name="T87">l</text:span>’humidité (<text:span text:style-name="code_5f_par">list[0].main.humidity</text:span>) ;</text:p>
      <text:p text:style-name="Normal"><text:span text:style-name="T81">- l’icône</text:span> de prévision météo (<text:span text:style-name="code_5f_par">list[0].weather[0].icon</text:span>) ;</text:p>
      <text:p text:style-name="Normal"><text:span text:style-name="T87">- l</text:span>a date et l’heure de la prévision (<text:span text:style-name="code_5f_par">list[0].dt_txt</text:span>).</text:p>
      <text:p text:style-name="Normal">Dans le fichier de configuration <text:span text:style-name="code_5f_par">meteo.ini</text:span>, positionner l’id et l’APPID OpenWeatherMap :</text:p>
      <text:p text:style-name="code">[openweathermap]</text:p>
      <text:p text:style-name="code">url <text:s text:c="4"/>= http://api.openweathermap.org/data/2.5/forecast</text:p>
      <text:p text:style-name="code"><text:span text:style-name="code_5f_em">APPID <text:s text:c="2"/>= </text:span><text:span text:style-name="code_5f_em"><text:span text:style-name="T47">XXXXXXXXXXXXXXXXXXXXXXXXXXXXXXXX</text:span></text:span></text:p>
      <text:p text:style-name="code"><text:span text:style-name="code_5f_em">id <text:s text:c="5"/>= </text:span><text:span text:style-name="code_5f_em"><text:span text:style-name="T47">XXXXXXX</text:span></text:span></text:p>
      <text:p text:style-name="code">units <text:s text:c="2"/>= metric</text:p>
      <text:h text:style-name="P42" text:outline-level="1"><text:span text:style-name="T1">Étape 6</text:span> : <text:span text:style-name="T33">Coder l’accès à</text:span> OpenWeatherMap</text:h>
      <text:p text:style-name="Normal">Maintenant que nous avons accès aux données météo, nous allons créer un script récupérant ces informations pour les stocker dans notre base de données <text:span text:style-name="code_5f_par">Weather.py</text:span> :</text:p>
      <text:p text:style-name="code">#! /usr/bin/env python3 </text:p>
      <text:p text:style-name="code">import configparser, json, datetime</text:p>
      <text:p text:style-name="code">import urllib.request</text:p>
      <text:p text:style-name="code">import mysql.connector</text:p>
      <text:p text:style-name="code"><text:tab/> <text:s text:c="4"/></text:p>
      <text:p text:style-name="code"># <text:span text:style-name="T34">Lecture du fichier de configuration</text:span></text:p>
      <text:p text:style-name="code">settings = configparser.ConfigParser()</text:p>
      <text:p text:style-name="code">settings._interpolation = configparser.ExtendedInterpolation()</text:p>
      <text:p text:style-name="code">settings.read('/<text:span text:style-name="T35">home/pi/meteo/</text:span>meteo.ini')</text:p>
      <text:p text:style-name="code"/>
      <text:p text:style-name="code"># <text:span text:style-name="T34">Construction de l'url OpenWeatherMap</text:span></text:p>
      <text:p text:style-name="code">url_openweathermap <text:s/>= settings.get('openweathermap', 'url') \</text:p>
      <text:p text:style-name="code">+ '?id=' <text:s text:c="3"/>+ settings.get('openweathermap', 'id') <text:s text:c="9"/>\</text:p>
      <text:p text:style-name="code">+ '&amp;units=' + settings.get('openweathermap', 'units') <text:s text:c="6"/>\</text:p>
      <text:p text:style-name="code">+ '&amp;APPID=' + settings.get('openweathermap', 'APPID')</text:p>
      <text:p text:style-name="code"/>
      <text:p text:style-name="code">try:</text:p>
      <text:p text:style-name="code"><text:s text:c="4"/># <text:span text:style-name="T34">Récupération des prévisions météo et décodage JSON</text:span></text:p>
      <text:p text:style-name="code"><text:s text:c="4"/>webURL = urllib.request.urlopen(url_openweathermap)</text:p>
      <text:p text:style-name="code"><text:s text:c="4"/>data = webURL.read()</text:p>
      <text:p text:style-name="code"><text:s text:c="4"/>encoding = webURL.info().get_content_charset('utf-8')</text:p>
      <text:p text:style-name="code"><text:s text:c="4"/>infos=json.loads(data.decode(encoding))</text:p>
      <text:p text:style-name="code">except:</text:p>
      <text:p text:style-name="code"><text:s text:c="4"/>print("error reading <text:span text:style-name="T36">url:</text:span> "+url<text:span text:style-name="T37">_openweathermap</text:span>);</text:p>
      <text:p text:style-name="code"><text:s text:c="4"/>exit(1)</text:p>
      <text:p text:style-name="code"/>
      <text:p text:style-name="code"># Conne<text:span text:style-name="T34">xion à la base de données à l'aide des paramètres de configuration</text:span></text:p>
      <text:p text:style-name="code">cnx = mysql.connector.connect(user=settings.get('mysql', 'user'),</text:p>
      <text:p text:style-name="code">database=settings.get('mysql', 'database'), </text:p>
      <text:p text:style-name="code">password=settings.get('mysql', 'password'),</text:p>
      <text:p text:style-name="code">host=settings.get('mysql', 'location'))</text:p>
      <text:p text:style-name="code">cursor = cnx.cursor()</text:p>
      <text:p text:style-name="code"/>
      <text:p text:style-name="code"># <text:span text:style-name="T34">Pour chaque prévision météo, on écrit ou remplace l'information en base</text:span></text:p>
      <text:p text:style-name="code">for item in infos["list"]:<text:tab/><text:tab/></text:p>
      <text:p text:style-name="code"><text:s text:c="4"/>date=item["dt_txt"] <text:s text:c="15"/></text:p>
      <text:p text:style-name="code"><text:s text:c="4"/>icon=item["weather"][0]["icon"]</text:p>
      <text:p text:style-name="code"><text:s text:c="4"/>temperature=item["main"]["temp"]</text:p>
      <text:p text:style-name="code"><text:soft-page-break/><text:s text:c="4"/>humidity=item["main"]["humidity"]<text:tab/></text:p>
      <text:p text:style-name="code"><text:s text:c="4"/>pressure=item["main"]["pressure"] <text:s/></text:p>
      <text:p text:style-name="code"><text:s text:c="4"/>cursor.execute('REPLACE INTO openweathermap VALUES (%s,%s,%s,%s,%s);',</text:p>
      <text:p text:style-name="code"><text:s text:c="4"/>(date,str(temperature),str(pressure),str(humidity),icon)) </text:p>
      <text:p text:style-name="code"><text:s text:c="4"/></text:p>
      <text:p text:style-name="code"># validation et fermeture de la connexion à la base de données</text:p>
      <text:p text:style-name="code">cnx.commit()</text:p>
      <text:p text:style-name="code">cursor.close()</text:p>
      <text:p text:style-name="code">cnx.close()</text:p>
      <text:p text:style-name="Normal">Note<text:span text:style-name="T82">r</text:span> bien que la requête SQL est un <text:span text:style-name="code_5f_par">REPLACE</text:span> et non pas un <text:span text:style-name="code_5f_par">INSERT</text:span>. <text:line-break/>Cette requête propre à MySQL/MariaDB permet de remplacer la ligne si elle existe déjà, l’insérer sinon.</text:p>
      <text:p text:style-name="P14">Testons notre programme :</text:p>
      <text:p text:style-name="console">chmod +x Weather.py</text:p>
      <text:p text:style-name="console">./Weather.py</text:p>
      <text:p text:style-name="console">mysql -umeteo -pmeteo</text:p>
      <text:p text:style-name="P31"><text:span text:style-name="T61">MariaDB [(none)]&gt;</text:span> USE meteo;<text:line-break/><text:span text:style-name="T62">MariaDB [meteo]&gt; select * FROM openweathermap;</text:span></text:p>
      <text:p text:style-name="console">+---------------------+-------------+----------+----------+------+</text:p>
      <text:p text:style-name="console">| date <text:s text:c="15"/>| temperature | pressure | humidity | icon |</text:p>
      <text:p text:style-name="console">+---------------------+-------------+----------+----------+------+</text:p>
      <text:p text:style-name="console">| 2018-05-30 12:00:00 | <text:s text:c="7"/>22.7 | <text:s/>1013.44 | <text:s text:c="6"/>84 | 02d <text:s/>|</text:p>
      <text:p text:style-name="console">| 2018-05-30 15:00:00 | <text:s text:c="7"/>24.0 | <text:s/>1012.43 | <text:s text:c="6"/>74 | 01d <text:s/>|</text:p>
      <text:p text:style-name="console">| 2018-05-30 18:00:00 | <text:s text:c="7"/>23.3 | <text:s/>1012.83 | <text:s text:c="6"/>66 | 01d <text:s/>|</text:p>
      <text:p text:style-name="console">| 2018-05-30 21:00:00 | <text:s text:c="7"/>19.1 | <text:s/>1013.47 | <text:s text:c="6"/>73 | 03n <text:s/>|</text:p>
      <text:p text:style-name="console">...</text:p>
      <text:p text:style-name="console">+---------------------+-------------+----------+----------+------+</text:p>
      <text:p text:style-name="P32">40 rows in set (0,01 sec)<text:line-break/><text:span text:style-name="T63">MariaDB [meteo]&gt; exit</text:span></text:p>
      <text:h text:style-name="P43" text:outline-level="1"><text:span text:style-name="T1">Étape 7</text:span> : <text:span text:style-name="T22">Accéder aux informations</text:span> <text:span text:style-name="T43">du capteur BeeWi-BBW200</text:span></text:h>
      <text:p text:style-name="Normal">Tout d’abord, il nous faut récupérer l’adresse <text:span text:style-name="T49">B</text:span>luetooth du capteur :</text:p>
      <text:p text:style-name="console">bluetoothctl</text:p>
      <text:p text:style-name="console">[NEW] Controller XX:XX:XX:XX:XX:XX my-<text:span text:style-name="T44">linux</text:span> [default]</text:p>
      <text:p text:style-name="console">[bluetooth]# scan on</text:p>
      <text:p text:style-name="console">Discovery started</text:p>
      <text:p text:style-name="console">[CHG] Controller XX:XX:XX:XX:XX:XX Discovering: yes</text:p>
      <text:p text:style-name="console">[NEW] Device <text:span text:style-name="T45">F0:C7:</text:span><text:span text:style-name="T46">00</text:span><text:span text:style-name="T45">:</text:span><text:span text:style-name="T46">00</text:span><text:span text:style-name="T45">:</text:span><text:span text:style-name="T46">00</text:span><text:span text:style-name="T45">:</text:span><text:span text:style-name="T46">00</text:span> BeeWi SmartClim</text:p>
      <text:p text:style-name="console">[bluetooth]# exit</text:p>
      <text:p text:style-name="Normal">Dans cet exemple l’adresse Bluetooth de mon capteur est <text:span text:style-name="code_5f_par">F0:C7:00:00:00:00</text:span>. <text:span text:style-name="T92">(Il s’agit d’un adresse factice)</text:span></text:p>
      <text:p text:style-name="P11">Nous allons maintenant télécharger la librairie d’accès au capteur :</text:p>
      <text:p text:style-name="console">cd ~</text:p>
      <text:p text:style-name="console">git clone https://github.com/enrimilan/BeeWi-BBW200-Reader</text:p>
      <text:p text:style-name="console">cd BeeWi-BBW200-Reader/python/Reader/src</text:p>
      <text:p text:style-name="Normal">Insérer l’adresse Blu<text:span text:style-name="T50">e</text:span>tooth dans le fichier <text:span text:style-name="code_5f_par">Constants.py</text:span> :</text:p>
      <text:p text:style-name="console">vi utils/Constants.py</text:p>
      <text:p text:style-name="Normal">Et on change le paramètre suivant :</text:p>
      <text:p text:style-name="code"><text:span text:style-name="code_5f_em">MAC_ADDRESS = "</text:span><text:span text:style-name="code_5f_em"><text:span text:style-name="T47">F0:C7:00:00:00:00</text:span></text:span><text:span text:style-name="code_5f_em">"</text:span></text:p>
      <text:p text:style-name="Normal">Test :</text:p>
      <text:p text:style-name="console">python<text:span text:style-name="T64">3</text:span> Main.py </text:p>
      <text:p text:style-name="console">raw data:</text:p>
      <text:p text:style-name="console">00 a4 00 02 38 07 00 00 06 40 </text:p>
      <text:p text:style-name="console">temperature: 16.4°C</text:p>
      <text:p text:style-name="console">humidity: 56%</text:p>
      <text:p text:style-name="console">battery: 64%</text:p>
      <text:p text:style-name="Normal"><text:span text:style-name="T83">Copions</text:span> la partie python dont <text:span text:style-name="T83">nous avons</text:span> besoin <text:span text:style-name="T51">pour notre projet</text:span> :</text:p>
      <text:p text:style-name="console">cp -fr * ~/meteo</text:p>
      <text:p text:style-name="console">cd ~/meteo</text:p>
      <text:p text:style-name="Normal"><text:span text:style-name="T85">Le principal problème de cette librairie est que l’adresse Bluetooth ainsi que l’identifiant de l’appareil est codé « en dur » dans le fichie</text:span>r <text:span text:style-name="code_5f_par">utils/Constants.py</text:span>. <text:span text:style-name="T85">Nous voulons pouvoir configurer ces informations dans notre fichi</text:span>er <text:span text:style-name="code_5f_par">meteo.ini</text:span>. Modifions donc la fonction se chargeant de la lecture du capteur pour lui passer ces informations : <text:span text:style-name="code_5f_par">reader/GattSensorReader.py</text:span> :</text:p>
      <text:p text:style-name="code">import pygatt</text:p>
      <text:p text:style-name="code"><text:soft-page-break/>class GattSensorReader():</text:p>
      <text:p text:style-name="code"><text:s text:c="4"/>def readRawData(self,MAC_ADDRESS,CHARACTERISTIC_UUID):</text:p>
      <text:p text:style-name="code"><text:s text:c="8"/>if(MAC_ADDRESS == ""):</text:p>
      <text:p text:style-name="code"><text:s text:c="12"/>raise ValueError('Mac address missing')</text:p>
      <text:p text:style-name="code"><text:s text:c="8"/>if(CHARACTERISTIC_UUID == ""):</text:p>
      <text:p text:style-name="code"><text:s text:c="12"/>raise ValueError('Characteristic UUID missing')</text:p>
      <text:p text:style-name="code"><text:s text:c="8"/>adapter = pygatt.GATTToolBackend()</text:p>
      <text:p text:style-name="code"><text:s text:c="8"/>adapter.start()</text:p>
      <text:p text:style-name="code"><text:s text:c="8"/>device = adapter.connect(MAC_ADDRESS, 15)</text:p>
      <text:p text:style-name="code"><text:s text:c="8"/>value = device.char_read(CHARACTERISTIC_UUID)</text:p>
      <text:p text:style-name="code"><text:s text:c="8"/>return ''.join('{:02x} '.format(x) for x in value)</text:p>
      <text:p text:style-name="Normal"><text:span text:style-name="T52">Il faut maintenant donner l’adresse Bluetooth de notre capteur à notre fichier de configura</text:span>tion <text:span text:style-name="code_5f_par">meteo.ini</text:span> :</text:p>
      <text:p text:style-name="code">[sensor_0]</text:p>
      <text:p text:style-name="code">type <text:s text:c="11"/>= BeeWi</text:p>
      <text:p text:style-name="code">UUID <text:s text:c="11"/>= a8b3fb43-4834-4051-89d0-3de95cddd318</text:p>
      <text:p text:style-name="code">MAC_ADDRESS <text:s text:c="4"/>= <text:span text:style-name="code_5f_em"><text:span text:style-name="T47">F0:C7:</text:span></text:span><text:span text:style-name="code_5f_em"><text:span text:style-name="T48">00</text:span></text:span><text:span text:style-name="code_5f_em"><text:span text:style-name="T47">:</text:span></text:span><text:span text:style-name="code_5f_em"><text:span text:style-name="T48">00</text:span></text:span><text:span text:style-name="code_5f_em"><text:span text:style-name="T47">:</text:span></text:span><text:span text:style-name="code_5f_em"><text:span text:style-name="T48">00</text:span></text:span><text:span text:style-name="code_5f_em"><text:span text:style-name="T47">:</text:span></text:span><text:span text:style-name="code_5f_em"><text:span text:style-name="T48">00</text:span></text:span></text:p>
      <text:p text:style-name="code">retry <text:s text:c="10"/>= 5</text:p>
      <text:h text:style-name="Heading_20_1" text:outline-level="1">Étape 8 : Coder l’accès au capteur BeeWi-BBW200</text:h>
      <text:p text:style-name="Normal">Maintenant que nous avons accès aux données <text:span text:style-name="T38">du capteur BeeWi</text:span>, nous allons créer un script récupérant ces informations pour les stocker dans notre base de données <text:span text:style-name="code_5f_par">BeeWi.py</text:span> :</text:p>
      <text:p text:style-name="code">#! /usr/bin/env python<text:span text:style-name="T39">3</text:span></text:p>
      <text:p text:style-name="code"/>
      <text:p text:style-name="code">from reader.GattSensorReader import GattSensorReader</text:p>
      <text:p text:style-name="code">from utils.ParseUtils import ParseUtils</text:p>
      <text:p text:style-name="code">import mysql.connector, time, configparser</text:p>
      <text:p text:style-name="code"/>
      <text:p text:style-name="code"># <text:span text:style-name="T34">Lecture du fichier de configuration</text:span></text:p>
      <text:p text:style-name="code">settings = configparser.ConfigParser()</text:p>
      <text:p text:style-name="code">settings._interpolation = configparser.ExtendedInterpolation()</text:p>
      <text:p text:style-name="code">settings.read('/<text:span text:style-name="T40">home/pi/meteo/</text:span>meteo.ini')</text:p>
      <text:p text:style-name="code"><text:s text:c="2"/></text:p>
      <text:p text:style-name="code"># Conne<text:span text:style-name="T34">xion à la base de données à l'aide des paramètres de configuration</text:span></text:p>
      <text:p text:style-name="code">cnx = mysql.connector.connect(user=settings.get('mysql', 'user'),</text:p>
      <text:p text:style-name="code">database=settings.get('mysql', 'database'), </text:p>
      <text:p text:style-name="code">password=settings.get('mysql', 'password'),</text:p>
      <text:p text:style-name="code">host=settings.get('mysql', 'location'))</text:p>
      <text:p text:style-name="code">cursor = cnx.cursor()</text:p>
      <text:p text:style-name="code"><text:s text:c="4"/></text:p>
      <text:p text:style-name="code"># <text:span text:style-name="T41">Parfois, il est difficile de connecter le capteur, on fait donc </text:span>plusieurs tentatives</text:p>
      <text:p text:style-name="code">try_count=int(settings.get('sensor_0', 'retry'));</text:p>
      <text:p text:style-name="code">while try_count&gt;0 :</text:p>
      <text:p text:style-name="code"><text:s text:c="4"/>try:</text:p>
      <text:p text:style-name="code"><text:s text:c="8"/>sensorReader = GattSensorReader()</text:p>
      <text:p text:style-name="code"><text:s text:c="8"/>rawData = sensorReader.readRawData(settings.get('sensor_0', 'MAC_ADDRESS'),settings.get('sensor_0', 'UUID'))</text:p>
      <text:p text:style-name="code"><text:s text:c="8"/>sensorData = ParseUtils.parseSensorData(rawData.split(" "))</text:p>
      <text:p text:style-name="code"><text:s text:c="8"/>try_count=0</text:p>
      <text:p text:style-name="code"><text:s text:c="8"/># <text:span text:style-name="T41">On écrit les données en base</text:span></text:p>
      <text:p text:style-name="code"><text:s text:c="8"/>cursor.execute('INSERT INTO sensor_data (sensor_id,temperature,humidity,battery) VALUES (%s,%s,%s,%s);', ('1',str(sensorData.temperature),str(sensorData.humidity),str(sensorData.battery))) </text:p>
      <text:p text:style-name="code"><text:s text:c="4"/>except:</text:p>
      <text:p text:style-name="code"><text:s text:c="8"/>print(time.strftime("%c") + " : <text:span text:style-name="T53">Tentative</text:span> "+str(try_count))</text:p>
      <text:p text:style-name="code"><text:s text:c="8"/>try_count-=1</text:p>
      <text:p text:style-name="code"><text:s text:c="8"/>if (try_count==0):</text:p>
      <text:p text:style-name="P25"><text:s text:c="16"/>print(time.strftime("%c") +" <text:span text:style-name="T53">Lecture du capteur impossible</text:span>")</text:p>
      <text:p text:style-name="code"><text:s text:c="8"/></text:p>
      <text:p text:style-name="code"># validation et fermeture de la connexion à la base de données</text:p>
      <text:p text:style-name="code">cnx.commit()</text:p>
      <text:p text:style-name="code">cursor.close()</text:p>
      <text:p text:style-name="code">cnx.close()</text:p>
      <text:p text:style-name="Normal">Testons notre programme :</text:p>
      <text:p text:style-name="console">chmod +x <text:span text:style-name="T42">BeeWi</text:span>.py</text:p>
      <text:p text:style-name="console">./<text:span text:style-name="T42">BeeWi</text:span>.py</text:p>
      <text:p text:style-name="P33">mysql -umeteo -pmeteo<text:line-break/><text:span text:style-name="T65">MariaDB [(none)]&gt; USE meteo;</text:span><text:line-break/><text:span text:style-name="T65">MariaDB [meteo]&gt; SELECT * FROM sensor_data;</text:span></text:p>
      <text:p text:style-name="console">+-----------+---------------------+-------------+----------+---------+</text:p>
      <text:p text:style-name="console">| sensor_id | date <text:s text:c="15"/>| temperature | humidity | battery |</text:p>
      <text:p text:style-name="console">+-----------+---------------------+-------------+----------+---------+<text:line-break/><text:span text:style-name="T74">| <text:s text:c="8"/>1 | 2018-06-14 18:04:00 | <text:s text:c="7"/>23.8 | <text:s text:c="6"/>65 | <text:s text:c="4"/>100 |</text:span></text:p>
      <text:p text:style-name="console">+-----------+---------------------+-------------+----------+---------+</text:p>
      <text:p text:style-name="P34">1 row in set (0,01 sec)<text:line-break/><text:soft-page-break/><text:span text:style-name="T66">MariaDB [meteo]&gt; exit</text:span></text:p>
      <text:h text:style-name="P44" text:outline-level="1"><text:span text:style-name="T1">Étape 9</text:span> : <text:span text:style-name="T55">Préparer l’affichage</text:span></text:h>
      <text:p text:style-name="pragma">/// Fig.<text:span text:style-name="T30">5</text:span> : <text:span text:style-name="T59">affichage</text:span>.png<text:span text:style-name="T6"> ///</text:span></text:p>
      <text:p text:style-name="Normal"><text:span text:style-name="T84">Réfléchissons maintenant </text:span>à l’affichage des données. Quelle orientation pour l’écran LCD ? Quelle <text:span text:style-name="T88">p</text:span>olice de caractère<text:span text:style-name="T88">s</text:span> ? Quelles icônes à afficher ?</text:p>
      <text:p text:style-name="Normal">Pour la police de caractère<text:span text:style-name="T88">s,</text:span> j’ai créé la mienne en suivant le tutoriel « Créer votre fonte symbole » de <text:s text:c="3"/><text:span text:style-name="italic">Linux Pratique n°101</text:span>. Ne pas oublier les symbole<text:span text:style-name="T88">s</text:span> ° et %.</text:p>
      <text:p text:style-name="Normal">Pour les icônes, j’ai trouvé des icônes libres d’utilisation que j’ai redimen<text:span text:style-name="T88">s</text:span>ionnées : <text:span text:style-name="url">https://d3stroy.deviantart.com/art/SILq-Weather-Icons-356609017</text:span>.</text:p>
      <text:p text:style-name="Normal">Téléchargement des ressources :</text:p>
      <text:p text:style-name="console">wget -q http://colas.sebastien.free.fr/projets/meteo/ressources.tar.gz</text:p>
      <text:p text:style-name="console">tar -xzf ressources.tar.gz</text:p>
      <text:h text:style-name="P44" text:outline-level="1"><text:span text:style-name="T1">Étape 10</text:span> : <text:span text:style-name="T55">Coder l’affichage des données météorologiques</text:span></text:h>
      <text:p text:style-name="P19"><text:span text:style-name="T55">Tout est prêt, il ne nous reste plus qu’à coder le programme principal qui se chargera de l’affichage sur l’écran LCD. Ici, la librairie graphique qui a été retenue est pygame tout simplement, car je la maîtrise. Attention de bien commenter le code pour pouvoir le maintenir facilement. </text:span>Voici le code de <text:span text:style-name="code_5f_par">Meteo.py</text:span> :</text:p>
      <text:p text:style-name="code">#! /usr/bin/env python3</text:p>
      <text:p text:style-name="code"/>
      <text:p text:style-name="code">import configparser, pygame, time, datetime, mysql.connector</text:p>
      <text:p text:style-name="code">from pygame.locals import *</text:p>
      <text:p text:style-name="code"/>
      <text:p text:style-name="code">###### couleurs utilisées dans l'interface</text:p>
      <text:p text:style-name="code">color_green_lcd= (100,255,145)</text:p>
      <text:p text:style-name="code">color_red_lcd <text:s/>= (255,0,0)</text:p>
      <text:p text:style-name="code">color_blue_lcd = (0,252,255)</text:p>
      <text:p text:style-name="code">###### Définition des requêtes SQL</text:p>
      <text:p text:style-name="code"># Affichage de la t<text:span text:style-name="T88">e</text:span>mpérature et humidité uniquement si moins de 15 min</text:p>
      <text:p text:style-name="code">sql_sensor <text:s text:c="5"/>='SELECT date,temperature,humidity,battery FROM sensor_data WHERE date &gt; (NOW() - INTERVAL 15 MINUTE) order by date DESC LIMIT 1'</text:p>
      <text:p text:style-name="code"># Affichage de l'ic<text:span text:style-name="T88">ô</text:span>ne principal<text:span text:style-name="T88">e</text:span> de prévision météo</text:p>
      <text:p text:style-name="code">sql_forecast <text:s text:c="3"/>='SELECT icon,date FROM meteo.openweathermap WHERE date &gt; <text:s/>"{DATE}" ORDER BY date ASC LIMIT 1'</text:p>
      <text:p text:style-name="code"># Prévision météo pour les jours suivants à 9h et 15h</text:p>
      <text:p text:style-name="code">sql_forecast_3d ='SELECT icon,date FROM meteo.openweathermap WHERE date &gt; ("{DATE}" + INTERVAL 1 DAY) AND (date like "%15:00:00" OR date like "%09:00:00") ORDER BY date ASC LIMIT 6;'</text:p>
      <text:p text:style-name="code"/>
      <text:p text:style-name="code">###### Fonctions utilitaire</text:p>
      <text:p text:style-name="code"># fonction de création de tuple à partir du fichier de configuration</text:p>
      <text:p text:style-name="code">def parse_int_values(value_to_split):</text:p>
      <text:p text:style-name="code"><text:s text:c="4"/>return (tuple(map(int,value_to_split.split(','))))</text:p>
      <text:p text:style-name="code"/>
      <text:p text:style-name="code">###### Lecture du fichier de configuration</text:p>
      <text:p text:style-name="code">settings = configparser.ConfigParser()</text:p>
      <text:p text:style-name="code">settings._interpolation = configparser.ExtendedInterpolation()</text:p>
      <text:p text:style-name="code">settings.read('/<text:span text:style-name="T40">home/pi/meteo/</text:span>meteo.ini')</text:p>
      <text:p text:style-name="code"/>
      <text:p text:style-name="P27">###### Lecture des informations de configuration<text:line-break/><text:span text:style-name="T70"># Répertoire des images<text:line-break/>img_dir=settings.get('display', 'img_dir')</text:span></text:p>
      <text:p text:style-name="code"># Polices de caractère<text:span text:style-name="T88">s</text:span> utilisées</text:p>
      <text:p text:style-name="code">font_file=settings.get('display', 'font')</text:p>
      <text:p text:style-name="code"># dimension de l'<text:span text:style-name="T88">é</text:span>cran</text:p>
      <text:p text:style-name="code">dimension <text:s text:c="5"/>= parse_int_values(settings.get('display', 'dimension'))</text:p>
      <text:p text:style-name="code"># plein écran ou mode fenêtré</text:p>
      <text:p text:style-name="code">fullscreen <text:s text:c="4"/>= <text:s/>FULLSCREEN if settings.get('display', 'fullscreen')=='true' else RESIZABLE</text:p>
      <text:p text:style-name="code"># Interval<text:span text:style-name="T88">l</text:span>e de rafra<text:span text:style-name="T88">î</text:span>chissement des informations</text:p>
      <text:p text:style-name="code">refresh_rate <text:s text:c="2"/>= int(settings.get('display', 'refresh'))</text:p>
      <text:p text:style-name="code">seconds_since_last_refesh = refresh_rate</text:p>
      <text:p text:style-name="code"># Par<text:span text:style-name="T88">a</text:span>métrage MySQL</text:p>
      <text:p text:style-name="code">mysql_config={</text:p>
      <text:p text:style-name="code"><text:s text:c="2"/>'user': <text:s text:c="6"/>settings.get('mysql', 'user'),</text:p>
      <text:p text:style-name="code"><text:s text:c="2"/>'password': <text:s text:c="2"/>settings.get('mysql', 'password'),</text:p>
      <text:p text:style-name="code"><text:s text:c="2"/>'database': <text:s text:c="2"/>settings.get('mysql', 'database'),</text:p>
      <text:p text:style-name="code"><text:s text:c="2"/>'host': <text:s text:c="6"/>settings.get('mysql', 'location')</text:p>
      <text:p text:style-name="code">}# Connexion à MySQL</text:p>
      <text:p text:style-name="code">cnx = mysql.connector.connect(**mysql_config)</text:p>
      <text:p text:style-name="code"><text:soft-page-break/></text:p>
      <text:p text:style-name="code"># Initialisation de l’affichage</text:p>
      <text:p text:style-name="code">pygame.init()</text:p>
      <text:p text:style-name="code">pygame.mouse.set_visible(0)</text:p>
      <text:p text:style-name="code">screen = pygame.display.set_mode(dimension,fullscreen,32)</text:p>
      <text:p text:style-name="code">font = pygame.font.Font(font_file, 20)</text:p>
      <text:p text:style-name="code">font_big = pygame.font.Font(font_file, 54)</text:p>
      <text:p text:style-name="code"/>
      <text:p text:style-name="code"># Le programme ne s'arrête jamais</text:p>
      <text:p text:style-name="code">while True:</text:p>
      <text:p text:style-name="code"><text:s text:c="4"/>now = datetime.datetime.now()</text:p>
      <text:p text:style-name="code"/>
      <text:p text:style-name="code"><text:s text:c="4"/># Mise à jour de l'affichage des données ?</text:p>
      <text:p text:style-name="code"><text:s text:c="4"/>if(seconds_since_last_refesh &gt;= refresh_rate) :</text:p>
      <text:p text:style-name="code"><text:s text:c="8"/>forecast_3d_icons=[]</text:p>
      <text:p text:style-name="code"><text:s text:c="8"/>forecast_icon=[]</text:p>
      <text:p text:style-name="code"><text:s text:c="8"/>txt_temperature="--.-"</text:p>
      <text:p text:style-name="code"><text:s text:c="8"/>txt_humidity="---"</text:p>
      <text:p text:style-name="code"/>
      <text:p text:style-name="code"><text:s text:c="8"/>cursor = cnx.cursor()</text:p>
      <text:p text:style-name="code"/>
      <text:p text:style-name="code"><text:s text:c="8"/># Température et humidité extérieure</text:p>
      <text:p text:style-name="code"><text:s text:c="8"/>cursor.execute(sql_sensor)</text:p>
      <text:p text:style-name="code"><text:s text:c="8"/>for (date, temperature, humidity, battery) in cursor:</text:p>
      <text:p text:style-name="code"><text:s text:c="12"/>txt_temperature = "%.1f"%float(temperature) +"°"</text:p>
      <text:p text:style-name="code"><text:s text:c="12"/>txt_humidity <text:s text:c="3"/>= "%.0f"%int(humidity) + "%"</text:p>
      <text:p text:style-name="code"/>
      <text:p text:style-name="code"><text:s text:c="8"/># Date du jour à minuit</text:p>
      <text:p text:style-name="code"><text:s text:c="8"/>midnight_date=now.strftime('%Y-%m-%d 00:00:00');</text:p>
      <text:p text:style-name="code"/>
      <text:p text:style-name="code"><text:s text:c="8"/># prochaine prévision météo</text:p>
      <text:p text:style-name="code"><text:s text:c="8"/>cursor.execute(sql_forecast.replace('{DATE}',now.strftime('%Y-%m-%d %H:%M:%S')))</text:p>
      <text:p text:style-name="code"><text:s text:c="8"/>for (icon,date) in cursor:</text:p>
      <text:p text:style-name="code"><text:s text:c="12"/>forecast_icon.append(icon)</text:p>
      <text:p text:style-name="code"/>
      <text:p text:style-name="code"><text:s text:c="8"/># prévision météo sur les 3 jour<text:span text:style-name="T88">s</text:span> à venir </text:p>
      <text:p text:style-name="code"><text:s text:c="8"/>cursor.execute(sql_forecast_3d.replace('{DATE}',midnight_date))</text:p>
      <text:p text:style-name="code"><text:s text:c="8"/>for (icon_3d,date) in cursor:</text:p>
      <text:p text:style-name="code"><text:s text:c="12"/>forecast_3d_icons.append(icon_3d)</text:p>
      <text:p text:style-name="code"/>
      <text:p text:style-name="code"><text:s text:c="8"/>seconds_since_last_refesh=0</text:p>
      <text:p text:style-name="code"><text:s text:c="8"/>cursor.close()</text:p>
      <text:p text:style-name="code"><text:s text:c="8"/>cnx.commit()</text:p>
      <text:p text:style-name="code"><text:s text:c="4"/># On efface l'écran pour le nouvel affichage</text:p>
      <text:p text:style-name="code"><text:s text:c="4"/>screen.fill((0, 0, 0))</text:p>
      <text:p text:style-name="code"/>
      <text:p text:style-name="code"><text:s text:c="4"/># Affichage de l'image de prévision météo</text:p>
      <text:p text:style-name="code"><text:s text:c="4"/>for icon in forecast_icon :</text:p>
      <text:p text:style-name="code"><text:s text:c="8"/>image_weather = pygame.image.load(img_<text:span text:style-name="T70">dir</text:span>+icon+'.png')</text:p>
      <text:p text:style-name="code"><text:s text:c="8"/>screen.blit(image_weather, (-6, 60))</text:p>
      <text:p text:style-name="code"/>
      <text:p text:style-name="code"><text:s text:c="4"/># Affichage de la date en haut</text:p>
      <text:p text:style-name="code"><text:s text:c="4"/>label = font.render(settings.get('translation','days').split(',')[datetime.datetime.today().weekday()]+now.strftime(' <text:s/>%d/%m/%Y'), 1, color_green_lcd)</text:p>
      <text:p text:style-name="code"><text:s text:c="4"/>screen.blit(label, (dimension[0]/2-label.get_width()/2, 2))</text:p>
      <text:p text:style-name="code"/>
      <text:p text:style-name="code"><text:s text:c="4"/># Affichage de l'heure (les secondes seront plus petites)</text:p>
      <text:p text:style-name="code"><text:s text:c="4"/>label = font_big.render(now.strftime('%H:%M'), 1, color_green_lcd)</text:p>
      <text:p text:style-name="code"><text:s text:c="4"/>screen.blit(label, (90, 30))</text:p>
      <text:p text:style-name="code"><text:s text:c="4"/>label = font.render(now.strftime('%S'), 1, color_green_lcd)</text:p>
      <text:p text:style-name="code"><text:s text:c="4"/>screen.blit(label, (240, 64))</text:p>
      <text:p text:style-name="code"/>
      <text:p text:style-name="code"><text:s text:c="4"/># Affichage de la t<text:span text:style-name="T88">e</text:span>mp<text:span text:style-name="T88">é</text:span>rature</text:p>
      <text:p text:style-name="code"><text:s text:c="4"/>label = font_big.render(txt_temperature, 1, color_red_lcd)</text:p>
      <text:p text:style-name="code"><text:s text:c="4"/>screen.blit(label, (dimension[0]-label.get_width()-4, 100))</text:p>
      <text:p text:style-name="code"/>
      <text:p text:style-name="code"><text:s text:c="4"/># Affichage de l'humidité</text:p>
      <text:p text:style-name="code"><text:s text:c="4"/>label = font_big.render(txt_humidity, 1, color_blue_lcd)</text:p>
      <text:p text:style-name="code"><text:s text:c="4"/>screen.blit(label, (dimension[0]-label.get_width(), 190))</text:p>
      <text:p text:style-name="code"/>
      <text:p text:style-name="code"><text:s text:c="4"/># Affichage des prévision<text:span text:style-name="T88">s</text:span> météo sur les 3 p<text:span text:style-name="T88">r</text:span>ochains jours</text:p>
      <text:p text:style-name="code"><text:s text:c="4"/>index=0</text:p>
      <text:p text:style-name="code"><text:s text:c="4"/>for icon in forecast_3d_icons :</text:p>
      <text:p text:style-name="code"><text:s text:c="8"/>image_weather = pygame.image.load(img_<text:span text:style-name="T70">dir</text:span>+icon+'_1.png')</text:p>
      <text:p text:style-name="code"><text:s text:c="8"/>screen.blit(image_weather, ((index-(index%2))/2*100+5, 260+(index%2)*116))</text:p>
      <text:p text:style-name="code"><text:s text:c="8"/>if (index%2)==0 :</text:p>
      <text:p text:style-name="code"><text:s text:c="12"/>label = font.render(settings.get('translation','days').split(',')[(datetime.datetime.today().weekday()+1+int(index/2))%7][:3], 1, color_green_lcd) <text:s text:c="5"/></text:p>
      <text:p text:style-name="code"><text:s text:c="12"/>screen.blit(label, (index/2*100+34, 364))</text:p>
      <text:p text:style-name="code"><text:s text:c="8"/>index+=1</text:p>
      <text:p text:style-name="code"><text:soft-page-break/></text:p>
      <text:p text:style-name="code"><text:s text:c="4"/># Affichage et attente 1s pour le prochain affichage</text:p>
      <text:p text:style-name="code"><text:s text:c="4"/>pygame.display.flip()</text:p>
      <text:p text:style-name="code"><text:s text:c="4"/>seconds_since_last_refesh+=1</text:p>
      <text:p text:style-name="code"><text:s text:c="4"/>time.sleep(1)</text:p>
      <text:p text:style-name="code"/>
      <text:p text:style-name="code">cnx.close()</text:p>
      <text:p text:style-name="P15">Testons notre programme :</text:p>
      <text:p text:style-name="P35">chmod +x <text:span text:style-name="T68">Meteo</text:span>.py</text:p>
      <text:p text:style-name="P35">./<text:span text:style-name="T68">Meteo</text:span>.py</text:p>
      <text:h text:style-name="P45" text:outline-level="1"><text:span text:style-name="T1">Étape 11</text:span> : <text:span text:style-name="T56">Configurer le démarrage automatique</text:span></text:h>
      <text:p text:style-name="Normal">Tout fonctionne, il ne nous reste plus qu’à automatiser le démarrage de notre station météorologique.</text:p>
      <text:p text:style-name="P20">Nous allons collecter les données périodiquement grâce au service crontab : la l<text:span text:style-name="T57">ecture du capteur de température toutes les 5 minutes et </text:span>les prévisions <text:span text:style-name="T57">météo</text:span>rologiques <text:span text:style-name="T57">toutes les 15 minutes.</text:span></text:p>
      <text:p text:style-name="P20">Voici le fichier de configuration <text:span text:style-name="code_5f_par">meteo.crontab</text:span> :</text:p>
      <text:p text:style-name="code">*/5 <text:s text:c="2"/>* <text:s text:c="3"/>* * * <text:s text:c="2"/>pi <text:s text:c="3"/>/home/pi/meteo/BeeWi.py</text:p>
      <text:p text:style-name="code">*/15 <text:s/>* <text:s text:c="3"/>* * * <text:s text:c="2"/>pi <text:s text:c="3"/>/home/pi/meteo/Weather.py</text:p>
      <text:p text:style-name="Normal">On ajoute les lignes à la crontab avec la commande suivante :</text:p>
      <text:p text:style-name="console">cat meteo.crontab | sudo tee -a /etc/crontab</text:p>
      <text:p text:style-name="P21"><text:span text:style-name="T89">Il ne nous reste plus qu’à désactiver l’économiseur d’écran et à lancer automatiquement notre affichage des données météorologiques. On crée le fichie</text:span>r <text:span text:style-name="code_5f_par">meteo.autostart</text:span> :</text:p>
      <text:p text:style-name="code">@xset s noblank</text:p>
      <text:p text:style-name="code">@xset s off</text:p>
      <text:p text:style-name="code">@xset -dpms</text:p>
      <text:p text:style-name="code">/home/pi/meteo/Meteo.py</text:p>
      <text:p text:style-name="Normal">On ajoute ces commandes au démarrage de LXDE :</text:p>
      <text:p text:style-name="console">cat meteo.autostart &gt;&gt; <text:span text:style-name="T58">/home/pi/.config/lxsession/LXDE-pi/autostart</text:span></text:p>
      <text:p text:style-name="P2">/// <text:span text:style-name="T1">ENCADRÉ ///</text:span></text:p>
      <text:p text:style-name="P37">Pour aller plus loin</text:p>
      <text:p text:style-name="P12">Notre station météorologique est désormais opérationnelle. <text:span text:style-name="T90">À</text:span> vous de rajouter ce dont vous avez besoin…</text:p>
      <text:p text:style-name="P12">Je citerai comme exemple : un capteur <text:span text:style-name="T54">de température </text:span>intérieur<text:span text:style-name="T54">e</text:span>, <text:span text:style-name="T54">le support d’autres capteurs, l’affichage des phases de lune, l’affichage des marées.</text:span></text:p>
      <text:p text:style-name="P13">Au niveau du code, vous pourrez aussi retirer toutes les constantes de localisation d’élément pour le mettre dans le fichier de configuration.</text:p>
      <text:p text:style-name="P2">/// <text:span text:style-name="T1">FIN ENCADRÉ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Signature" style:family="paragraph" style:parent-style-name="Standard" style:class="text">
      <style:paragraph-properties fo:text-align="end" style:justify-single-word="false" text:number-lines="false" text:line-number="0"/>
      <style:text-properties style:font-name="Arial" fo:font-family="Arial" style:font-style-name="Gras" style:font-family-generic="swiss" style:font-pitch="variable" fo:font-size="8pt" fo:font-weight="bold"/>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rial Black" fo:font-family="'Arial Black'" style:font-style-name="Gras" style:font-family-generic="swiss" style:font-pitch="variable" fo:font-size="24pt" fo:font-weight="bold" style:font-name-asian="MS Mincho" style:font-family-asian="'MS Mincho'" style:font-pitch-asian="variable" style:font-size-asian="14pt" style:font-name-complex="Tahoma2"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ahoma" fo:font-family="Tahoma" style:font-style-name="Normal" style:font-family-generic="swiss" style:font-pitch="variable" fo:font-size="16pt" fo:font-weight="normal" style:font-name-asian="Lucida Sans Unicode" style:font-family-asian="'Lucida Sans Unicode'" style:font-pitch-asian="variable" style:font-size-asian="24pt" style:font-weight-asian="bold" style:font-name-complex="Tahoma2" style:font-family-complex="Tahoma"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Tahoma" fo:font-family="Tahoma" style:font-style-name="Normal" style:font-family-generic="swiss" style:font-pitch="variable" fo:font-size="14pt" fo:font-weight="normal" style:font-name-asian="Lucida Sans Unicode" style:font-family-asian="'Lucida Sans Unicode'" style:font-pitch-asian="variable" style:font-size-asian="18pt" style:font-weight-asian="bold" style:font-name-complex="Tahoma2" style:font-family-complex="Tahoma"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ahoma" fo:font-family="Tahoma" style:font-style-name="Normal" style:font-family-generic="swiss" style:font-pitch="variable"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Tahoma1" fo:font-family="Tahoma" style:font-style-name="Gras" style:font-family-generic="swiss" style:font-pitch="variable" fo:font-size="10pt" fo:font-weight="bold" style:font-name-asian="Lucida Sans Unicode" style:font-family-asian="'Lucida Sans Unicode'" style:font-pitch-asian="variable" style:font-size-asian="12pt" style:font-weight-asian="bold" style:font-name-complex="Tahoma2" style:font-family-complex="Tahoma" style:font-pitch-complex="variable" style:font-size-complex="12pt" style:font-weight-complex="bold"/>
    </style:style>
    <style:style style:name="List" style:family="paragraph" style:parent-style-name="Text_20_body" style:class="list">
      <style:text-properties style:font-name-complex="Tahoma3" style:font-family-complex="Tahoma"/>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3"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ormal" style:family="paragraph" style:parent-style-name="Standard" style:master-page-name="">
      <style:paragraph-properties fo:margin-top="0.0783in" fo:margin-bottom="0.0398in" loext:contextual-spacing="false" style:page-number="auto"/>
      <style:text-properties style:font-name="Arial1" fo:font-family="Arial" style:font-style-name="Normal" style:font-family-generic="swiss" style:font-pitch="variable" fo:font-size="10pt"/>
    </style:style>
    <style:style style:name="chapeau" style:family="paragraph" style:parent-style-name="Normal" style:next-style-name="Normal">
      <style:text-properties style:font-name="Arial Black1" fo:font-family="'Arial Black'" style:font-style-name="Italique gras" style:font-family-generic="swiss" style:font-pitch="variable" fo:font-size="11pt" fo:font-style="italic" fo:font-weight="bold"/>
    </style:style>
    <style:style style:name="legende" style:family="paragraph" style:parent-style-name="Normal" style:next-style-name="Normal">
      <style:text-properties style:font-name="Arial Narrow" fo:font-family="'Arial Narrow'" style:font-style-name="Italique" style:font-family-generic="swiss" style:font-pitch="variable" fo:font-style="italic"/>
    </style:style>
    <style:style style:name="note" style:family="paragraph" style:parent-style-name="Normal" style:next-style-name="Normal">
      <style:text-properties fo:font-size="8pt"/>
    </style:style>
    <style:style style:name="code" style:family="paragraph" style:parent-style-name="Normal" style:next-style-name="Normal" style:master-page-name="">
      <loext:graphic-properties draw:fill="solid" draw:fill-color="#ffffcc" draw:opacity="100%"/>
      <style:paragraph-properties fo:margin-top="0in" fo:margin-bottom="0in" loext:contextual-spacing="false" style:page-number="auto" fo:background-color="#ffffcc"/>
      <style:text-properties style:font-name="Courier New" fo:font-family="'Courier New'" style:font-family-generic="modern" style:font-pitch="fixed" fo:font-size="8pt"/>
    </style:style>
    <style:style style:name="pragma" style:family="paragraph" style:parent-style-name="Normal" style:next-style-name="Normal" style:master-page-name="">
      <loext:graphic-properties draw:fill="solid" draw:fill-color="#ff0000" draw:opacity="100%"/>
      <style:paragraph-properties style:page-number="auto" fo:background-color="#ff0000" style:shadow="none">
        <style:tab-stops/>
      </style:paragraph-properties>
      <style:text-properties fo:font-style="italic"/>
    </style:style>
    <style:style style:name="console" style:family="paragraph" style:parent-style-name="Normal" style:next-style-name="Normal" style:master-page-name="">
      <loext:graphic-properties draw:fill="solid" draw:fill-color="#000000" draw:opacity="100%"/>
      <style:paragraph-properties fo:margin-top="0in" fo:margin-bottom="0in" loext:contextual-spacing="false" fo:line-height="100%" style:page-number="auto" fo:background-color="#000000"/>
      <style:text-properties fo:color="#ffffff" style:font-name="Courier New" fo:font-family="'Courier New'" style:font-family-generic="modern" style:font-pitch="fixed" fo:font-size="8pt"/>
    </style:style>
    <style:style style:name="Footnote_20_Symbol" style:display-name="Footnote Symbol" style:family="text"/>
    <style:style style:name="Endnote_20_Symbol" style:display-name="Endnote Symbol" style:family="text"/>
    <style:style style:name="code_5f_par" style:display-name="code_par" style:family="text">
      <style:text-properties fo:color="#8b0000" style:font-name="Bitstream Vera Sans Mono" fo:font-family="'Bitstream Vera Sans Mono'" style:font-style-name="Gras" style:font-family-generic="modern" style:font-pitch="fixed" fo:font-size="9pt" fo:font-weight="bold" officeooo:rsid="0015ab34" style:font-weight-asian="bold" style:font-weight-complex="bold"/>
    </style:style>
    <style:style style:name="code_5f_em" style:display-name="code_em" style:family="text">
      <style:text-properties fo:color="#ff0000" style:font-name="Letter Gothic MT" fo:font-family="'Letter Gothic MT'" style:font-style-name="Gras" style:font-family-generic="modern" style:font-pitch="variable" fo:font-size="9pt" fo:font-weight="bold"/>
    </style:style>
    <style:style style:name="menu" style:family="text">
      <style:text-properties style:font-name="Arial2" fo:font-family="Arial" style:font-style-name="Gras Italique" style:font-family-generic="swiss" style:font-pitch="variable" fo:font-size="9pt" fo:font-style="italic" fo:font-weight="bold" fo:background-color="#b0c4de"/>
    </style:style>
    <style:style style:name="url" style:family="text">
      <style:text-properties style:font-name="Arial" fo:font-family="Arial" style:font-style-name="Gras" style:font-family-generic="swiss" style:font-pitch="variable" fo:font-size="10pt" style:text-underline-style="none" fo:font-weight="bold" officeooo:rsid="0015ab34" fo:background-color="#afeeee"/>
    </style:style>
    <style:style style:name="gras" style:family="text">
      <style:text-properties fo:color="#ffa07a" style:font-name="Arial1" fo:font-family="Arial" style:font-style-name="Normal" style:font-family-generic="swiss" style:font-pitch="variable" fo:font-size="10pt" fo:font-weight="bold" officeooo:rsid="0015ab34" fo:background-color="transparent"/>
    </style:style>
    <style:style style:name="italic" style:family="text">
      <style:text-properties fo:color="#3cb371" style:font-name="Arial1" fo:font-family="Arial" style:font-style-name="Normal" style:font-family-generic="swiss" style:font-pitch="variable" fo:font-size="10pt" fo:font-style="italic"/>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exposant" style:family="text">
      <style:text-properties style:text-position="super 58%"/>
    </style:style>
    <style:style style:name="indice" style:family="text" style:parent-style-name="exposant">
      <style:text-properties style:text-position="sub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Diamond Editions: Créer sa station météo à l'aide du Raspberry Pi et de son écran 3.5''</dc:title>
    <meta:creation-date>2017-10-25T10:19:52.023483821</meta:creation-date>
    <dc:language>fr-FR</dc:language>
    <meta:editing-cycles>117</meta:editing-cycles>
    <meta:editing-duration>PT13H18M7S</meta:editing-duration>
    <dc:date>2020-05-30T19:11:20.963522941</dc:date>
    <dc:creator>Sébastien Colas</dc:creator>
    <meta:document-statistic meta:table-count="0" meta:image-count="0" meta:object-count="0" meta:page-count="8" meta:paragraph-count="404" meta:word-count="2387" meta:character-count="20281" meta:non-whitespace-character-count="17232"/>
    <meta:user-defined meta:name="Info 1"/>
    <meta:user-defined meta:name="Info 2"/>
    <meta:user-defined meta:name="Info 3"/>
    <meta:user-defined meta:name="Info 4"/>
  </office:meta>
</office:document-meta>
</file>

<file path=Basic/Standard/Diamond.xml><?xml version="1.0" encoding="utf-8"?>
<!DOCTYPE module  PUBLIC '-//OpenOffice.org//DTD OfficeDocument 1.0//EN'  'module.dtd'>
<script:module xmlns:script="http://openoffice.org/2000/script" script:name="Diamond" script:language="StarBasic">REM  *****  BASIC  *****
REM  **
REM  ** Macro de Statistiques pour Diamond Editions
REM  **
REM  ** Auteur : Tristan Colombo &lt;tristan.colombo@gnulinuxmag.com&gt;
REM  ** Créé   : le 22 mai 2014
REM  **
REM  *******************

Option Explicit

Sub insertFigure()
  REM *****
  REM ** Insertion des lignes d'une figure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image: nom_article_figure_01.png ///", false)
    Texte.insertControlCharacter(Curseur, com.sun.star.text.ControlCharacter.PARAGRAPH_BREAK, False)
    Curseur.ParaStyleName = "legende"
    Texte.insertString(Curseur, "Fig. 1: ", false)
  End If
End Sub



Sub insertEncadre()
  REM *****
  REM ** Insertion d'un encadré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Début encadré ///", false)
    Texte.insertControlCharacter(Curseur, com.sun.star.text.ControlCharacter.PARAGRAPH_BREAK, False)
    Curseur.ParaStyleName = "Titre 1"
    Texte.insertString(Curseur, "Titre", false)
    Texte.insertControlCharacter(Curseur, com.sun.star.text.ControlCharacter.PARAGRAPH_BREAK, False)
    Curseur.ParaStyleName = "Normal"
    Texte.insertString(Curseur, "blabla", false)
     Texte.insertControlCharacter(Curseur, com.sun.star.text.ControlCharacter.PARAGRAPH_BREAK, False)
    Curseur.ParaStyleName = "pragma"
    Texte.insertString(Curseur, "/// Fin encadré ///", false)
  End If
End Sub



Sub insertNote()
  REM *****
  REM ** Insertion d'une note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Début note ///", false)
    Texte.insertControlCharacter(Curseur, com.sun.star.text.ControlCharacter.PARAGRAPH_BREAK, False)
    Curseur.ParaStyleName = "Normal"
    Texte.insertString(Curseur, "blabla", false)
     Texte.insertControlCharacter(Curseur, com.sun.star.text.ControlCharacter.PARAGRAPH_BREAK, False)
    Curseur.ParaStyleName = "pragma"
    Texte.insertString(Curseur, "/// Fin note ///", false)
  End If
End Sub



Sub AfficheNumeroLigneCode()
    REM *****
    REM ** Rajoute un numéro de ligne à un ensemble de lignes sélectionnées
    REM ** par l'utilisateur
    REM *****
	Dim Curseur          As Object
	Dim TexteSelectionne As String
	Dim NumeroLigne      As Integer
	Dim Lignes()         As String
	Dim Ligne            As String
	Dim NouvellesLignes  As String
	
	' On récupère toutes les lignes sélectionnées
	Curseur          = ThisComponent.CurrentController.ViewCursor()
	TexteSelectionne = Curseur.String
	NumeroLigne      = 1
	Lignes           = Split(TexteSelectionne, Chr(10))
	
	' Ajout des numéros de ligne
	For Each Ligne in Lignes
	    If (NouvellesLignes &lt;&gt; "") Then
	      NouvellesLignes = NouvellesLignes &amp; Chr(10)
	    End If
		NouvellesLignes = NouvellesLignes &amp; Format(NumeroLigne, "00\:") &amp; Chr(160) &amp; Ligne
		NumeroLigne = NumeroLigne + 1
	Next Ligne
	
	' Changement de style
	If (NouvellesLignes &lt;&gt; "") Then
		Curseur.ParaStyleName = "code"
	Else
		MsgBox("Vous n'avez pas sélectionné de texte !", 0 + 16 + 128)
		Exit Sub
	End If
	
	' Remplacement du texte sélectionné
	Curseur.String = NouvellesLignes
	
	Exit Sub

' Traitement du cas d'erreur où aucun texte n'a été sélectionné
PasDeSelection:
	MsgBox("Erreur !")
	Exit Sub
	
End Sub



Sub Stats_DiamondEditions()
  REM *****
  REM ** Affichage du nombre de pages
  REM *****
  Dim iConfigLPPage         As Integer
  Dim iConfigGLMFPage       As Integer
  Dim iConfigMookPage       As Integer
  Dim iConfigLPMax          As Integer
  Dim iConfigGLMFMax        As Long
  Dim iConfigLicenceClassic As Integer
  Dim iConfigLicenceCommons As Integer

  Dim sMessage              As String

  Dim oTrouveInsecable      As Object
  Dim oTrouve               As Object
  Dim oTrouveTout           As Object
  
  Dim iNbEspaces            As Long
  Dim iNbCaracteresTot      As Long
  Dim iNbCaracteres         As Long
  
  Dim iTypeBox              As Integer
  
  ' Configuration
  iConfigGLMFPage       = 3500
  iConfigMookPage       = 3200
  iConfigLPMax          = 14000
  iConfigGLMFMax        = 40000
  
  iTypeBox              = 70
  
  ' Recherche des espaces
  oTrouve = ThisComponent.createSearchDescriptor
  With oTrouve
    .SearchString = " "
    .SearchWords  = false
  End With
  
  ' Recherche des espaces insécables
  oTrouveInsecable = ThisComponent.createSearchDescriptor
  With oTrouveInsecable
    .SearchString = Chr(160)
    .SearchWords  = false
  End With
  
  ' Recherche de tous les caractères
  oTrouveTout = ThisComponent.createSearchDescriptor
  With oTrouveTout
    .SearchString            = "." '"[^ ]"
    .SearchWords             = false
    .SearchRegularExpression = true
  End With
  
  iNbEspaces       = ThisComponent.findAll(oTrouve).count + ThisComponent.findAll(oTrouveInsecable).count
  iNbCaracteresTot = ThisComponent.findAll(oTrouveTout).count
  iNbCaracteres    = iNbCaracteresTot - iNbEspaces

  sMessage = "Statistiques Diamond Editions" &amp; Chr(13) &amp; Chr(13)
  sMessage = sMessage &amp; "GLMF ou LP :" &amp; Chr(13)
  sMessage = sMessage &amp; "  - Page(s) : " &amp; Format((iNbCaracteresTot / iConfigGLMFPage), "##.##") &amp; Chr(13) &amp; Chr(13)
  
  sMessage = sMessage &amp; "Mook :" &amp; Chr(13)
  sMessage = sMessage &amp; "  - Page(s) : " &amp; Format((iNbCaracteresTot / iConfigMookPage), "##.##") &amp; Chr(13) &amp; Chr(13)
  
  If iNbCaracteresTot &gt; iConfigLPMax Then
    sMessage = sMessage &amp; "  - ATTENTION! Dépassement pour LP : " &amp; iNbCaracteresTot - iConfigLPMax &amp; " caractères" &amp; Chr(13)
    iTypeBox = 17
  EndIf
  
  If iNbCaracteresTot &gt; iConfigGLMFMax Then
    sMessage = sMessage &amp; "  - ATTENTION! Dépassement pour GLMF : " &amp; iNbCaracteresTot - iConfigGLMFMax &amp; " caractères" &amp; Chr(13)
    iTypeBox = 17
  EndIf
  
  MsgBox(sMessage, iTypeBox)
End Sub


Sub Aide()  
  Dim sMessage As String
  
  sMessage = "Liste des raccourcis Diamond" &amp; Chr(13) &amp; Chr(13) &amp; Chr(13)
  sMessage = sMessage &amp; "Général" &amp; Chr(13)
  sMessage = sMessage &amp; "----------" &amp; Chr(13) &amp; Chr(13)
  sMessage = sMessage &amp; "  - &lt;Ctrl&gt; + &lt;F5&gt; : Aide" &amp; Chr(13)
  sMessage = sMessage &amp; "  - &lt;F4&gt; : Compteur de pages" &amp; Chr(13) &amp; Chr(13)
  
  sMessage = sMessage &amp; "Accélérateurs" &amp; Chr(13)
  sMessage = sMessage &amp; "-----------------" &amp; Chr(13) &amp; Chr(13)
  sMessage = sMessage &amp; "  - &lt;F2&gt; : Insertion figure" &amp; Chr(13)
  sMessage = sMessage &amp; "  - &lt;F3&gt; : Insertion encadré" &amp; Chr(13)
  sMessage = sMessage &amp; "  - &lt;F5&gt; : Insertion note" &amp; Chr(13)
  sMessage = sMessage &amp; "  - &lt;Ctrl&gt; + &lt;Shift&gt; + &lt;c&gt; : Affiche numéros lignes (sélection)" &amp; Chr(13) &amp; Chr(13)
  
  sMessage = sMessage &amp; "Styles de Paragraphes" &amp; Chr(13)
  sMessage = sMessage &amp; "--------------------------" &amp; Chr(13) &amp; Chr(13)
  sMessage = sMessage &amp; "  - &lt;Ctrl&gt; + &lt;o&gt; : Normal" &amp; Chr(13)
  sMessage = sMessage &amp; "  - &lt;Ctrl&gt; + &lt;h&gt; : Console" &amp; Chr(13)
  sMessage = sMessage &amp; "  - &lt;Ctrl&gt; + &lt;q&gt; : Code" &amp; Chr(13)
  sMessage = sMessage &amp; "  - &lt;Ctrl&gt; + &lt;j&gt; : Pragma" &amp; Chr(13)
  sMessage = sMessage &amp; "  - &lt;Ctrl&gt; + &lt;k&gt; : Note" &amp; Chr(13) &amp; Chr(13)
  sMessage = sMessage &amp; "  - &lt;Ctrl&gt; + &lt;1&gt; : Titre 1" &amp; Chr(13)
  sMessage = sMessage &amp; "  - &lt;Ctrl&gt; + &lt;2&gt; : Titre 2" &amp; Chr(13)
  sMessage = sMessage &amp; "  - &lt;Ctrl&gt; + &lt;3&gt; : Titre 3" &amp; Chr(13) &amp; Chr(13)
  
  sMessage = sMessage &amp; "Styles de Caractères" &amp; Chr(13)
  sMessage = sMessage &amp; "------------------------" &amp; Chr(13) &amp; Chr(13)
  sMessage = sMessage &amp; "  - &lt;Ctrl&gt; + &lt;p&gt; : Code_par" &amp; Chr(13)
  sMessage = sMessage &amp; "  - &lt;Ctrl&gt; + &lt;n&gt; : Code_em" &amp; Chr(13)
  sMessage = sMessage &amp; "  - &lt;Ctrl&gt; + &lt;l&gt; : Url" &amp; Chr(13)
  sMessage = sMessage &amp; "  - &lt;Ctrl&gt; + &lt;i&gt; : Italic" &amp; Chr(13)
  sMessage = sMessage &amp; "  - &lt;Ctrl&gt; + &lt;g&gt; : Gras" &amp; Chr(13)
  
  MsgBox(sMessage, 7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iamon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